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trona główna</text:span></text:p>
      <text:p text:style-name="P1"><text:span text:style-name="T2">Mamy ogromną przyjemność przywitać Państwa na naszej stronie internetowej. Zajmujemy się kompleksową rejestracją pojazdów z zagranicy. Zostaw nam zbędny stres związany z administracją celną! U nas odbierzesz gotowe tablice rejestracyjne i dowód rejestracyjny. Dodatkowo korzystając z naszych usług, dzięki współpracy z renomowaną Stacja Diagnostyczną oraz Pośrednikiem Ubezpieczeniowym gwarantujemy najniższe stawki za przegląd techniczny oraz ubezpieczenie OC/AC/ASS Twojego pojazdu. Postaw na rzetelność i profesjonalizm naszych pracowników. Dzięki kompleksowej ofercie, którą posiadamy oszczędzisz swój cenny czas, a wszystkie sprawy związane z sprowadzonym autem załatwisz „w jednym miejscu”.</text:span></text:p>
      <text:p text:style-name="P2"/>
      <text:p text:style-name="P1"><text:span text:style-name="T1">Wymagane dokumenty</text:span></text:p>
      <text:p text:style-name="P1"><text:span text:style-name="T2">Do realizacji usługi potrzebujemy:</text:span></text:p>
      <text:p text:style-name="P1"><text:span text:style-name="T2">*Dokumenty pojazdu oraz umowę kupna (oryginał)</text:span></text:p>
      <text:p text:style-name="P1"><text:span text:style-name="T2">*Dowód osobisty (kopia)</text:span></text:p>
      <text:p text:style-name="P1"><text:span text:style-name="T2">*Przegląd techniczny pojazdu (współpracujemy z Stacją Kontroli Pojazdów – koszt usługi z naszego polecenia to jedyne 80 zł, a dodatkowo otrzymasz drzewko zapachowe do samochodu gratis)</text:span></text:p>
      <text:p text:style-name="P1"><text:span text:style-name="T2">*Podpisane upoważnienia (przygotowane przez nas)</text:span></text:p>
      <text:p text:style-name="P2"/>
      <text:p text:style-name="P1"><text:span text:style-name="T1">Cennik</text:span></text:p>
      <text:p text:style-name="P1"><text:span text:style-name="T2">-Opłata w Urzędzie Komuni</text:span><text:bookmark text:name="_GoBack"/><text:span text:style-name="T2">kacyjnym (koszty rejestracji i pełnomocnictwa) – 273 zł</text:span></text:p>
      <text:p text:style-name="P1"><text:span text:style-name="T2">-Opłata skarbowa do upoważnienia do Urzędu Celnego – 22 zł</text:span></text:p>
      <text:p text:style-name="P1"><text:span text:style-name="T2">-Usługa rejestracji – 150 zł (najtaniej w Człuchowie)</text:span></text:p>
      <text:p text:style-name="P1"><text:span text:style-name="T2">RAZEM: 445 zł + akcyza (do 2000cm3 pojemności silnika 3,1% wartości pojazdu, powyżej 2000cm3 podatek ten wynosi 18,6% wartości pojazdu)</text:span></text:p>
      <text:p text:style-name="P2"/>
      <text:p text:style-name="P1"><text:span text:style-name="T1">Kontakt</text:span></text:p>
      <text:p text:style-name="P1"><text:span text:style-name="T2">Daniel Nowicki Specjalista ds. rejestracji pojazdów 690-134-525</text:span></text:p>
      <text:p text:style-name="P1"><text:span text:style-name="T2">Grzegorz Pukownik Specjalista ds. rejestracji pojazdów, </text:span><text:span text:style-name="T1">ubezpieczenia </text:span><text:span text:style-name="T2">733-190-594</text:span></text:p>
      <text:p text:style-name="P1"><text:span text:style-name="T2">Godziny urzędowania:</text:span></text:p>
      <text:p text:style-name="P1"><text:span text:style-name="T2">Pn. – Pt. od 8:30 do 17:00</text:span></text:p>
      <text:p text:style-name="P1"><text:span text:style-name="T2">Sobota od 9:00 do 13:00</text:span></text:p>
      <text:p text:style-name="P1"><text:span text:style-name="T2">Ul. Długosza 37 / 1 piętro</text:span></text:p>
      <text:p text:style-name="P1"><text:soft-page-break/><text:span text:style-name="T2">77-300 Człuchó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Dragon</meta:initial-creator>
    <dc:creator>Grzegorz Dragon</dc:creator>
    <meta:editing-cycles>8</meta:editing-cycles>
    <meta:creation-date>2020-01-16T10:57:00</meta:creation-date>
    <dc:date>2020-01-16T14:00:00</dc:date>
    <meta:editing-duration>PT1H4M</meta:editing-duration>
    <meta:generator>LibreOffice/6.0.7.3$Linux_X86_64 LibreOffice_project/00m0$Build-3</meta:generator>
    <meta:document-statistic meta:table-count="0" meta:image-count="0" meta:object-count="0" meta:page-count="2" meta:paragraph-count="21" meta:word-count="216" meta:character-count="1655" meta:non-whitespace-character-count="1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